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2" table:default-cell-style-name="ce3"/>
        <table:table-column table:style-name="co4" table:number-columns-repeated="2" table:default-cell-style-name="ce4"/>
        <table:table-column table:style-name="co3" table:number-columns-repeated="1021" table:default-cell-style-name="ce4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English</text:p>
          </table:table-cell>
          <table:table-cell office:value-type="string">
            <text:p>Français</text:p>
          </table:table-cell>
          <table:table-cell table:number-columns-repeated="1021"/>
        </table:table-row>
        <table:table-row table:style-name="ro2">
          <table:table-cell office:value-type="string">
            <text:p>ApplicationName</text:p>
          </table:table-cell>
          <table:table-cell office:value-type="string">
            <text:p>Classify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office:value-type="string">
            <text:p>MenuFile</text:p>
          </table:table-cell>
          <table:table-cell office:value-type="string">
            <text:p>File</text:p>
          </table:table-cell>
          <table:table-cell office:value-type="string">
            <text:p>Fichier</text:p>
          </table:table-cell>
          <table:table-cell table:number-columns-repeated="1021"/>
        </table:table-row>
        <table:table-row table:style-name="ro2">
          <table:table-cell office:value-type="string">
            <text:p>MenuNewCollection</text:p>
          </table:table-cell>
          <table:table-cell office:value-type="string">
            <text:p>New Collection</text:p>
          </table:table-cell>
          <table:table-cell office:value-type="string">
            <text:p>Nouvelle Collection</text:p>
          </table:table-cell>
          <table:table-cell table:number-columns-repeated="1021"/>
        </table:table-row>
        <table:table-row table:style-name="ro2">
          <table:table-cell office:value-type="string">
            <text:p>WrongCollectionName</text:p>
          </table:table-cell>
          <table:table-cell office:value-type="string">
            <text:p>Invalid collection name!</text:p>
          </table:table-cell>
          <table:table-cell office:value-type="string">
            <text:p>Nom de la collection invalide!</text:p>
          </table:table-cell>
          <table:table-cell table:number-columns-repeated="1021"/>
        </table:table-row>
        <table:table-row table:style-name="ro2">
          <table:table-cell office:value-type="string">
            <text:p>AlreadyExistCollectionName</text:p>
          </table:table-cell>
          <table:table-cell office:value-type="string">
            <text:p>Collection already exist!</text:p>
          </table:table-cell>
          <table:table-cell office:value-type="string">
            <text:p>Collection déjà existante!</text:p>
          </table:table-cell>
          <table:table-cell table:number-columns-repeated="1021"/>
        </table:table-row>
        <table:table-row table:style-name="ro2">
          <table:table-cell office:value-type="string">
            <text:p>FrameCollectionName</text:p>
          </table:table-cell>
          <table:table-cell office:value-type="string">
            <text:p>Name</text:p>
          </table:table-cell>
          <table:table-cell office:value-type="string">
            <text:p>Nom</text:p>
          </table:table-cell>
          <table:table-cell table:number-columns-repeated="1021"/>
        </table:table-row>
        <table:table-row table:style-name="ro2">
          <table:table-cell office:value-type="string">
            <text:p>FrameCollectionType</text:p>
          </table:table-cell>
          <table:table-cell office:value-type="string">
            <text:p>Kind</text:p>
          </table:table-cell>
          <table:table-cell office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>
            <text:p>WrongFrameCollectionType</text:p>
          </table:table-cell>
          <table:table-cell office:value-type="string">
            <text:p>Choose a collection kind!</text:p>
          </table:table-cell>
          <table:table-cell office:value-type="string">
            <text:p>Choisi le genre de la collection!</text:p>
          </table:table-cell>
          <table:table-cell table:number-columns-repeated="1021"/>
        </table:table-row>
        <table:table-row table:style-name="ro2">
          <table:table-cell office:value-type="string">
            <text:p>FrameCollectionWebsites</text:p>
          </table:table-cell>
          <table:table-cell office:value-type="string">
            <text:p>Websites</text:p>
          </table:table-cell>
          <table:table-cell office:value-type="string">
            <text:p>Sites Webs</text:p>
          </table:table-cell>
          <table:table-cell table:number-columns-repeated="1021"/>
        </table:table-row>
        <table:table-row table:style-name="ro2">
          <table:table-cell office:value-type="string">
            <text:p>FrameCollectionColor</text:p>
          </table:table-cell>
          <table:table-cell office:value-type="string">
            <text:p>Select the color</text:p>
          </table:table-cell>
          <table:table-cell office:value-type="string">
            <text:p>Choisi la couleur</text:p>
          </table:table-cell>
          <table:table-cell table:number-columns-repeated="1021"/>
        </table:table-row>
        <table:table-row table:style-name="ro2">
          <table:table-cell office:value-type="string">
            <text:p>MenuImport</text:p>
          </table:table-cell>
          <table:table-cell office:value-type="string">
            <text:p>Import</text:p>
          </table:table-cell>
          <table:table-cell office:value-type="string">
            <text:p>Importer</text:p>
          </table:table-cell>
          <table:table-cell table:number-columns-repeated="1021"/>
        </table:table-row>
        <table:table-row table:style-name="ro2">
          <table:table-cell office:value-type="string">
            <text:p>MenuExport</text:p>
          </table:table-cell>
          <table:table-cell office:value-type="string">
            <text:p>Export</text:p>
          </table:table-cell>
          <table:table-cell office:value-type="string">
            <text:p>Exporter</text:p>
          </table:table-cell>
          <table:table-cell table:number-columns-repeated="1021"/>
        </table:table-row>
        <table:table-row table:style-name="ro2">
          <table:table-cell office:value-type="string">
            <text:p>MenuLeave</text:p>
          </table:table-cell>
          <table:table-cell office:value-type="string">
            <text:p>Leave</text:p>
          </table:table-cell>
          <table:table-cell office:value-type="string">
            <text:p>Quitter</text:p>
          </table:table-cell>
          <table:table-cell table:number-columns-repeated="1021"/>
        </table:table-row>
        <table:table-row table:style-name="ro2">
          <table:table-cell office:value-type="string">
            <text:p>MenuConfiguration</text:p>
          </table:table-cell>
          <table:table-cell office:value-type="string">
            <text:p>Config</text:p>
          </table:table-cell>
          <table:table-cell office:value-type="string">
            <text:p>Configuration</text:p>
          </table:table-cell>
          <table:table-cell table:number-columns-repeated="1021"/>
        </table:table-row>
        <table:table-row table:style-name="ro2">
          <table:table-cell office:value-type="string">
            <text:p>ButtonValidate</text:p>
          </table:table-cell>
          <table:table-cell office:value-type="string">
            <text:p>Validate</text:p>
          </table:table-cell>
          <table:table-cell office:value-type="string">
            <text:p>Valider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_Cinema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3-10T12:35:33</dc:date>
    <dc:creator>leo </dc:creator>
    <meta:editing-duration>PT6H34M46S</meta:editing-duration>
    <meta:editing-cycles>49</meta:editing-cycles>
    <meta:generator>LibreOffice/3.5$Linux_X86_64 LibreOffice_project/350m1$Build-2</meta:generator>
    <meta:document-statistic meta:table-count="4" meta:cell-count="56" meta:object-count="0"/>
  </office:meta>
</office:document-meta>
</file>